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mailto:bob@gmail.com" xlink:type="simple">bob@gmail.com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ice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mailto:alice@gmail.com" xlink:type="simple">alice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08:25:33.679526342</meta:creation-date>
    <dc:date>2024-07-19T08:27:38.613336721</dc:date>
    <meta:editing-duration>PT2M5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